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2335" officeooo:paragraph-rsid="0002233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714a" officeooo:paragraph-rsid="0003714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276a" officeooo:paragraph-rsid="000427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53495" officeooo:paragraph-rsid="0005349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65509" officeooo:paragraph-rsid="000655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8b55c" officeooo:paragraph-rsid="0008b55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a703c" officeooo:paragraph-rsid="000a703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b6d8f" officeooo:paragraph-rsid="000e8aa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420fa" officeooo:paragraph-rsid="001420fa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weight-asian="normal" style:font-weight-complex="normal"/>
    </style:style>
    <style:style style:name="T5" style:family="text">
      <style:text-properties fo:font-size="12pt" fo:font-weight="normal" officeooo:rsid="00065509" style:font-weight-asian="normal" style:font-weight-complex="normal"/>
    </style:style>
    <style:style style:name="T6" style:family="text">
      <style:text-properties fo:font-size="12pt" fo:font-weight="normal" officeooo:rsid="000a703c" style:font-weight-asian="normal" style:font-weight-complex="normal"/>
    </style:style>
    <style:style style:name="T7" style:family="text">
      <style:text-properties fo:font-size="12pt" fo:font-weight="normal" officeooo:rsid="000e8aae" style:font-weight-asian="normal" style:font-weight-complex="normal"/>
    </style:style>
    <style:style style:name="T8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4">is to create video speed controller, where a vertical bar is </text:span></text:p>
      <text:p text:style-name="P2"><text:span text:style-name="T4">there which on moving up speeds up and on moving down speeds down.</text:span></text:p>
      <text:p text:style-name="P2"><text:span text:style-name="T4"/></text:p>
      <text:p text:style-name="P3"><text:span text:style-name="T3">Revision : </text:span><text:span text:style-name="T4">video tag </text:span></text:p>
      <text:p text:style-name="P3"><text:span text:style-name="T4"/></text:p>
      <text:p text:style-name="P4"><text:span text:style-name="T4">&lt;video src= “source of file” width = “10</text:span><text:span text:style-name="T5">0” </text:span><text:span text:style-name="T4">height = “200” controls autoplay&gt;&lt;/video&gt;</text:span></text:p>
      <text:p text:style-name="P4"><text:span text:style-name="T4"/></text:p>
      <text:p text:style-name="P5"><text:span text:style-name="T4">controls <text:s/>: adds play pause <text:s/>volume full screen functionality</text:span></text:p>
      <text:p text:style-name="P5"><text:span text:style-name="T4">autoplay : video starts to load on being loaded</text:span></text:p>
      <text:p text:style-name="P5"><text:span text:style-name="T4">muted : video is muted on start</text:span></text:p>
      <text:p text:style-name="P4"><text:span text:style-name="T4"/></text:p>
      <text:p text:style-name="P4"><text:span text:style-name="T4"/></text:p>
      <text:p text:style-name="P6"><text:span text:style-name="T3">Challenge : </text:span><text:span text:style-name="T6">how to change video speed using div, how to get values from it ? If that would </text:span></text:p>
      <text:p text:style-name="P7"><text:span text:style-name="T4">have been a slider , then it would have been a cake walk.</text:span></text:p>
      <text:p text:style-name="P7"><text:span text:style-name="T4"/></text:p>
      <text:p text:style-name="P8"><text:span text:style-name="T1">Hint : </text:span><text:span text:style-name="T7">mouse movement inside the div is changing the height of the div. &amp; corresponding</text:span></text:p>
      <text:p text:style-name="P8"><text:span text:style-name="T7">changes are used to manipulate video speed.</text:span><text:span text:style-name="T3"> </text:span></text:p>
      <text:p text:style-name="P8"><text:span text:style-name="T3"/></text:p>
      <text:p text:style-name="P8"><text:span text:style-name="T3"/></text:p>
      <text:p text:style-name="P9"><text:span text:style-name="T3">Added events : mousedown, mousemove, mouseup</text:span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2T22:38:49.419920852</meta:creation-date>
    <dc:date>2021-03-02T23:48:40.952004010</dc:date>
    <meta:editing-duration>PT59M36S</meta:editing-duration>
    <meta:editing-cycles>16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13" meta:word-count="130" meta:character-count="715" meta:non-whitespace-character-count="591"/>
  </office:meta>
</office:document-meta>
</file>